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ec44f" officeooo:paragraph-rsid="001ec44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officeooo:rsid="001ec44f" officeooo:paragraph-rsid="001ec44f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ec44f" officeooo:paragraph-rsid="001ec44f" style:font-size-asian="10.5pt" style:font-size-complex="12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officeooo:rsid="001ec44f" officeooo:paragraph-rsid="001ec44f" style:font-size-asian="10.5pt" style:font-size-complex="12pt"/>
    </style:style>
    <style:style style:name="P5" style:family="paragraph" style:parent-style-name="Standard" style:list-style-name="L4">
      <style:paragraph-properties fo:text-align="justify" style:justify-single-word="false"/>
      <style:text-properties fo:font-size="12pt" officeooo:rsid="001ec44f" officeooo:paragraph-rsid="001fa9a8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fa9a8" officeooo:paragraph-rsid="001fa9a8" style:font-size-asian="10.5pt" style:font-size-complex="12pt"/>
    </style:style>
    <style:style style:name="P7" style:family="paragraph" style:parent-style-name="Standard" style:list-style-name="L3">
      <style:paragraph-properties fo:text-align="justify" style:justify-single-word="false"/>
      <style:text-properties fo:font-size="12pt" officeooo:rsid="001fa9a8" officeooo:paragraph-rsid="001fa9a8" style:font-size-asian="10.5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officeooo:rsid="001fa9a8" officeooo:paragraph-rsid="001fa9a8" style:font-size-asian="10.5pt" style:font-size-complex="12pt"/>
    </style:style>
    <style:style style:name="P9" style:family="paragraph" style:parent-style-name="Standard" style:list-style-name="L6">
      <style:paragraph-properties fo:text-align="justify" style:justify-single-word="false"/>
      <style:text-properties fo:font-size="12pt" officeooo:rsid="001fa9a8" officeooo:paragraph-rsid="001fa9a8" style:font-size-asian="10.5pt" style:font-size-complex="12pt"/>
    </style:style>
    <style:style style:name="P10" style:family="paragraph" style:parent-style-name="Standard" style:list-style-name="L8">
      <style:paragraph-properties fo:text-align="justify" style:justify-single-word="false"/>
      <style:text-properties fo:font-size="12pt" officeooo:rsid="001fa9a8" officeooo:paragraph-rsid="001fa9a8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a9a8" officeooo:paragraph-rsid="001fa9a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e3a97" officeooo:paragraph-rsid="001fa9a8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ec44f" officeooo:paragraph-rsid="001ec44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fee60" officeooo:paragraph-rsid="001fee60" style:font-size-asian="10.5pt" style:font-weight-asian="bold" style:font-size-complex="12pt" style:font-weight-complex="bold"/>
    </style:style>
    <style:style style:name="T1" style:family="text">
      <style:text-properties officeooo:rsid="001fa9a8"/>
    </style:style>
    <style:style style:name="T2" style:family="text">
      <style:text-properties fo:font-size="12pt" officeooo:rsid="001ec44f" style:font-size-asian="10.5pt" style:font-size-complex="12pt"/>
    </style:style>
    <style:style style:name="T3" style:family="text">
      <style:text-properties style:font-name="Lato Medium"/>
    </style:style>
    <style:style style:name="T4" style:family="text">
      <style:text-properties style:font-name="Lato Medium" fo:font-weight="bold" style:font-weight-asian="bold" style:font-weight-complex="bold"/>
    </style:style>
    <style:style style:name="T5" style:family="text">
      <style:text-properties style:font-name="Lato Medium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weight-asian="bold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fe of Loader</text:p>
      <text:p text:style-name="P2"/>
      <text:p text:style-name="P2">Ten pager</text:p>
      <text:p text:style-name="P2"/>
      <text:p text:style-name="P3"><text:span text:style-name="T7">Game title</text:span> Life of Loader.</text:p>
      <text:p text:style-name="P3"/>
      <text:p text:style-name="P13">Games mechanics:</text:p>
      <text:list xml:id="list4238581731" text:style-name="L1">
        <text:list-item>
          <text:p text:style-name="P4">Unloading trucks. (Take rofla and unload trucks as fast and carefully as possible</text:p>
        </text:list-item>
        <text:list-item>
          <text:p text:style-name="P4">Load trucks. (During game you will have some trash and bad goodies for loading in truck)</text:p>
        </text:list-item>
        <text:list-item>
          <text:p text:style-name="P4">Managing storage. It’s include such activities as:</text:p>
        </text:list-item>
      </text:list>
      <text:list xml:id="list3317324468" text:style-name="L4">
        <text:list-item>
          <text:p text:style-name="P5">moving boxes</text:p>
        </text:list-item>
        <text:list-item>
          <text:p text:style-name="P5">opening boxes</text:p>
        </text:list-item>
        <text:list-item>
          <text:p text:style-name="P5">pressing trash</text:p>
        </text:list-item>
        <text:list-item>
          <text:p text:style-name="P5">collecting trash</text:p>
        </text:list-item>
        <text:list-item>
          <text:p text:style-name="P5">place managing </text:p>
        </text:list-item>
        <text:list-item>
          <text:p text:style-name="P5">finding needed goods</text:p>
        </text:list-item>
        <text:list-item>
          <text:p text:style-name="P5"><text:span text:style-name="T2">counting </text:span><text:span text:style-name="T1">the goodies</text:span></text:p>
        </text:list-item>
      </text:list>
      <text:list xml:id="list145807416608883" text:continue-list="list4238581731" text:style-name="L1">
        <text:list-item>
          <text:p text:style-name="P8">Displaying goods in market</text:p>
        </text:list-item>
        <text:list-item>
          <text:p text:style-name="P8">Time managing, include this ones:</text:p>
        </text:list-item>
      </text:list>
      <text:list xml:id="list974645772" text:style-name="L6">
        <text:list-item>
          <text:p text:style-name="P9">Learn </text:p>
        </text:list-item>
        <text:list-item>
          <text:p text:style-name="P9">Go to home</text:p>
        </text:list-item>
        <text:list-item>
          <text:p text:style-name="P9">Go to work</text:p>
        </text:list-item>
        <text:list-item>
          <text:p text:style-name="P9">Sleep</text:p>
        </text:list-item>
        <text:list-item>
          <text:p text:style-name="P9">Eat</text:p>
        </text:list-item>
        <text:list-item>
          <text:p text:style-name="P9">Talk</text:p>
        </text:list-item>
        <text:list-item>
          <text:p text:style-name="P9">Play</text:p>
        </text:list-item>
        <text:list-item>
          <text:p text:style-name="P9">Shoping</text:p>
        </text:list-item>
      </text:list>
      <text:p text:style-name="P6"><text:line-break/><text:span text:style-name="T6">Targeting audience:</text:span></text:p>
      <text:list xml:id="list3368880638" text:style-name="L8">
        <text:list-item>
          <text:p text:style-name="P10">Average age <text:s/>16 – 24</text:p>
        </text:list-item>
        <text:list-item>
          <text:p text:style-name="P10">Teenagers and young adults</text:p>
        </text:list-item>
        <text:list-item>
          <text:p text:style-name="P10">Who have some problems with their life</text:p>
        </text:list-item>
        <text:list-item>
          <text:p text:style-name="P10">Non-confident </text:p>
        </text:list-item>
        <text:list-item>
          <text:p text:style-name="P10">Very impressive people</text:p>
        </text:list-item>
        <text:list-item>
          <text:p text:style-name="P10">Gamers</text:p>
        </text:list-item>
      </text:list>
      <text:p text:style-name="P12"><text:span text:style-name="T4"/></text:p>
      <text:p text:style-name="P12"><text:span text:style-name="T4">Rating for PEGI</text:span><text:span text:style-name="T3"> 16</text:span></text:p>
      <text:p text:style-name="P11"><text:span text:style-name="T3"/></text:p>
      <text:p text:style-name="P14"><text:span text:style-name="T3">Date of release: </text:span><text:span text:style-name="T5">05.01.2022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oft-page-break/><text:span text:style-name="T5">Story</text:span></text:p>
      <text:p text:style-name="P12"><text:span text:style-name="T3"/></text:p>
      <text:p text:style-name="P6"/>
      <text:p text:style-name="P6"/>
      <text:list xml:id="list1888074834" text:style-name="L3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1:51:55.353888889</meta:creation-date>
    <dc:date>2021-09-22T14:58:07.188888747</dc:date>
    <meta:editing-duration>PT13M51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34" meta:word-count="142" meta:character-count="729" meta:non-whitespace-character-count="641"/>
  </office:meta>
</office:document-meta>
</file>